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87.31pt"/>
    </style:style>
    <style:style style:name="co21" style:family="table-column">
      <style:table-column-properties fo:break-before="auto" style:column-width="56.3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497.65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411.14pt"/>
    </style:style>
    <style:style style:name="co26" style:family="table-column">
      <style:table-column-properties fo:break-before="auto" style:column-width="1173.06pt"/>
    </style:style>
    <style:style style:name="co27" style:family="table-column">
      <style:table-column-properties fo:break-before="auto" style:column-width="102.39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0.36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60.35pt"/>
    </style:style>
    <style:style style:name="co33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4-03-08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4-03-08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4-03-08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4-03-08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4-03-08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4-03-0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4-03-08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4-03-0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4-03-08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4-03-0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4-03-08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4-03-0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4-03-08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4-03-0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4-03-08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4-03-0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4-03-08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4-03-0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4-03-08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4-03-0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4-03-08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4-03-08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4-03-08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4-03-08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4-03-08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4-03-08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4-03-08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4-03-08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4-03-08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4-03-08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4-03-08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4-03-08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4-03-08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4-03-08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4-03-08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4-03-08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4-03-08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4-03-08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4-03-08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4-03-08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4-03-08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4-03-08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4-03-08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4-03-08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4-03-08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4-03-08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4-03-08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4-03-08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4-03-08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4-03-08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4-03-08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4-03-08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4-03-08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4-03-08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4-03-08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4-03-08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4-03-08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4-03-08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4-03-08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4-03-08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4-03-0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4-03-08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4-03-0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4-03-08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4-03-08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4-03-08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4-03-0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4-03-08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4-03-08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4-03-08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4-03-08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4-03-08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4-03-08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4-03-08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4-03-08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4-03-08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4-03-08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4-03-08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4-03-08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4-03-08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4-03-08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4-03-0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4-03-08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4-03-0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4-03-08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4-03-0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4-03-08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4-03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4-03-08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4-03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4-03-08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4-03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4-03-08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4-03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4-03-08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4-03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4-03-08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4-03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4-03-08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4-03-0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4-03-08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4-03-0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4-03-08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4-03-0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4-03-08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4-03-0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4-03-08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4-03-0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4-03-08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4-03-0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4-03-08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4-03-0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4-03-08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4-03-0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4-03-08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4-03-0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4-03-08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4-03-0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4-03-08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4-03-0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4-03-08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4-03-0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4-03-08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4-03-0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4-03-08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4-03-0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4-03-08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4-03-0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4-03-08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4-03-0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4-03-08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4-03-0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4-03-08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4-03-0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4-03-08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4-03-0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4-03-08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4-03-0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4-03-08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4-03-0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4-03-08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4-03-0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4-03-08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4-03-0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4-03-08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4-03-08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4-03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4-03-08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4-03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4-03-08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4-03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4-03-08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4-03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4-03-08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4-03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4-03-08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4-03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4-03-08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4-03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4-03-08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4-03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4-03-08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4-03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4-03-08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4-03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4-03-08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4-03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4-03-08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4-03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4-03-08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4-03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4-03-08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4-03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4-03-08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4-03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4-03-08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4-03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4-03-08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4-03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4-03-08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4-03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4-03-08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4-03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4-03-08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4-03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4-03-08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4-03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4-03-08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4-03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4-03-08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4-03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4-03-08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4-03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4-03-08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4-03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4-03-08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4-03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4-03-08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4-03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4-03-08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4-03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4-03-08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4-03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4-03-08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4-03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4-03-08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4-03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4-03-08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4-03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4-03-08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4-03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4-03-08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4-03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4-03-08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4-03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4-03-08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4-03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4-03-08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4-03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4-03-08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4-03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4-03-08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4-03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4-03-08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4-03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4-03-08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4-03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4-03-08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4-03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4-03-08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4-03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4-03-08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4-03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4-03-08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4-03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4-03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4-03-0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02.35pt" svg:height="25.48pt" svg:x="147.8pt" svg:y="52.5pt" draw:caption-point-x="-11.54pt" draw:caption-point-y="-22.22pt">
              <dc:date>2024-03-08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7.49pt" draw:caption-point-x="-11.54pt" draw:caption-point-y="-22.22pt">
              <dc:date>2024-03-08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2.49pt" draw:caption-point-x="-11.54pt" draw:caption-point-y="-22.22pt">
              <dc:date>2024-03-08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02.35pt" svg:height="25.48pt" svg:x="147.8pt" svg:y="97.51pt" draw:caption-point-x="-11.54pt" draw:caption-point-y="-22.25pt">
              <dc:date>2024-03-08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2.51pt" draw:caption-point-x="-11.54pt" draw:caption-point-y="-22.22pt">
              <dc:date>2024-03-08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27.5pt" draw:caption-point-x="-11.54pt" draw:caption-point-y="-22.22pt">
              <dc:date>2024-03-08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42.5pt" draw:caption-point-x="-11.54pt" draw:caption-point-y="-22.22pt">
              <dc:date>2024-03-0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42.5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57.49pt" draw:caption-point-x="-11.54pt" draw:caption-point-y="-22.22pt">
              <dc:date>2024-03-08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157.49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72.49pt" draw:caption-point-x="-11.54pt" draw:caption-point-y="-22.22pt">
              <dc:date>2024-03-0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172.49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87.51pt" draw:caption-point-x="-11.54pt" draw:caption-point-y="-22.25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02.51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17.5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32.5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247.49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262.49pt" draw:caption-point-x="-11.54pt" draw:caption-point-y="-22.22pt">
              <dc:date>2024-03-08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262.49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277.51pt" draw:caption-point-x="-11.54pt" draw:caption-point-y="-22.25pt">
              <dc:date>2024-03-08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77.51pt" draw:caption-point-x="-11.54pt" draw:caption-point-y="-22.25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292.51pt" draw:caption-point-x="-11.54pt" draw:caption-point-y="-22.22pt">
              <dc:date>2024-03-08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92.51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07.5pt" draw:caption-point-x="-11.54pt" draw:caption-point-y="-22.22pt">
              <dc:date>2024-03-08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07.5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22.5pt" draw:caption-point-x="-11.54pt" draw:caption-point-y="-22.22pt">
              <dc:date>2024-03-08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22.5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337.49pt" draw:caption-point-x="-11.54pt" draw:caption-point-y="-22.22pt">
              <dc:date>2024-03-08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337.49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352.49pt" draw:caption-point-x="-11.54pt" draw:caption-point-y="-22.22pt">
              <dc:date>2024-03-08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352.49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67.51pt" draw:caption-point-x="-11.54pt" draw:caption-point-y="-22.25pt">
              <dc:date>2024-03-08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67.51pt" draw:caption-point-x="-11.54pt" draw:caption-point-y="-22.25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82.51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97.5pt" draw:caption-point-x="-11.54pt" draw:caption-point-y="-22.22pt">
              <dc:date>2024-03-08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97.5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12.5pt" draw:caption-point-x="-11.54pt" draw:caption-point-y="-22.22pt">
              <dc:date>2024-03-08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412.5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427.49pt" draw:caption-point-x="-11.54pt" draw:caption-point-y="-22.22pt">
              <dc:date>2024-03-0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427.49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442.49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57.51pt" draw:caption-point-x="-11.54pt" draw:caption-point-y="-22.25pt">
              <dc:date>2024-03-08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457.51pt" draw:caption-point-x="-11.54pt" draw:caption-point-y="-22.25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72.51pt" draw:caption-point-x="-11.54pt" draw:caption-point-y="-22.22pt">
              <dc:date>2024-03-08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472.51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87.5pt" draw:caption-point-x="-11.54pt" draw:caption-point-y="-22.22pt">
              <dc:date>2024-03-08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487.5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502.5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517.49pt" draw:caption-point-x="-11.54pt" draw:caption-point-y="-22.22pt">
              <dc:date>2024-03-0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517.49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5">
            <text:p>Professional</text:p>
          </table:table-cell>
          <table:table-cell table:style-name="ce5" office:value-type="string" calcext:value-type="string">
            <office:annotation draw:style-name="gr2" draw:text-style-name="P2" svg:width="802.35pt" svg:height="25.48pt" svg:x="147.8pt" svg:y="562.51pt" draw:caption-point-x="-11.54pt" draw:caption-point-y="-22.22pt">
              <dc:date>2024-03-0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577.5pt" draw:caption-point-x="-11.54pt" draw:caption-point-y="-22.22pt">
              <dc:date>2024-03-08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592.5pt" draw:caption-point-x="-11.54pt" draw:caption-point-y="-22.22pt">
              <dc:date>2024-03-08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07.49pt" draw:caption-point-x="-11.54pt" draw:caption-point-y="-22.22pt">
              <dc:date>2024-03-08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22.49pt" draw:caption-point-x="-11.54pt" draw:caption-point-y="-22.22pt">
              <dc:date>2024-03-08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37.51pt" draw:caption-point-x="-11.54pt" draw:caption-point-y="-22.25pt">
              <dc:date>2024-03-0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637.51pt" draw:caption-point-x="-11.54pt" draw:caption-point-y="-22.25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52.51pt" draw:caption-point-x="-11.54pt" draw:caption-point-y="-22.22pt">
              <dc:date>2024-03-0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652.51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67.5pt" draw:caption-point-x="-11.54pt" draw:caption-point-y="-22.22pt">
              <dc:date>2024-03-08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667.5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82.5pt" draw:caption-point-x="-11.54pt" draw:caption-point-y="-22.22pt">
              <dc:date>2024-03-08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682.5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97.49pt" draw:caption-point-x="-11.54pt" draw:caption-point-y="-22.22pt">
              <dc:date>2024-03-08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712.49pt" draw:caption-point-x="-11.54pt" draw:caption-point-y="-22.22pt">
              <dc:date>2024-03-08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712.49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27.51pt" draw:caption-point-x="-11.54pt" draw:caption-point-y="-22.25pt">
              <dc:date>2024-03-08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727.51pt" draw:caption-point-x="-11.54pt" draw:caption-point-y="-22.25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42.51pt" draw:caption-point-x="-11.54pt" draw:caption-point-y="-22.22pt">
              <dc:date>2024-03-0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742.51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57.5pt" draw:caption-point-x="-11.54pt" draw:caption-point-y="-22.22pt">
              <dc:date>2024-03-08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757.5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72.5pt" draw:caption-point-x="-11.54pt" draw:caption-point-y="-22.22pt">
              <dc:date>2024-03-08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787.49pt" draw:caption-point-x="-11.54pt" draw:caption-point-y="-22.22pt">
              <dc:date>2024-03-08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02.49pt" draw:caption-point-x="-11.54pt" draw:caption-point-y="-22.22pt">
              <dc:date>2024-03-08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802.49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17.51pt" draw:caption-point-x="-11.54pt" draw:caption-point-y="-22.25pt">
              <dc:date>2024-03-0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817.51pt" draw:caption-point-x="-11.54pt" draw:caption-point-y="-22.25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32.51pt" draw:caption-point-x="-11.54pt" draw:caption-point-y="-22.22pt">
              <dc:date>2024-03-08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832.51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47.5pt" draw:caption-point-x="-11.54pt" draw:caption-point-y="-22.22pt">
              <dc:date>2024-03-08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847.5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62.5pt" draw:caption-point-x="-11.54pt" draw:caption-point-y="-22.22pt">
              <dc:date>2024-03-08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77.49pt" draw:caption-point-x="-11.54pt" draw:caption-point-y="-22.22pt">
              <dc:date>2024-03-08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92.49pt" draw:caption-point-x="-11.54pt" draw:caption-point-y="-22.22pt">
              <dc:date>2024-03-0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892.49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07.51pt" draw:caption-point-x="-11.54pt" draw:caption-point-y="-22.25pt">
              <dc:date>2024-03-08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907.51pt" draw:caption-point-x="-11.54pt" draw:caption-point-y="-22.25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22.51pt" draw:caption-point-x="-11.54pt" draw:caption-point-y="-22.22pt">
              <dc:date>2024-03-08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37.5pt" draw:caption-point-x="-11.54pt" draw:caption-point-y="-22.22pt">
              <dc:date>2024-03-08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952.5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967.49pt" draw:caption-point-x="-11.54pt" draw:caption-point-y="-22.22pt">
              <dc:date>2024-03-0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967.49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982.49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97.51pt" draw:caption-point-x="-11.54pt" draw:caption-point-y="-22.25pt">
              <dc:date>2024-03-08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997.51pt" draw:caption-point-x="-11.54pt" draw:caption-point-y="-22.25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12.51pt" draw:caption-point-x="-11.54pt" draw:caption-point-y="-22.22pt">
              <dc:date>2024-03-08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012.51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27.5pt" draw:caption-point-x="-11.54pt" draw:caption-point-y="-22.22pt">
              <dc:date>2024-03-08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042.5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057.49pt" draw:caption-point-x="-11.54pt" draw:caption-point-y="-22.22pt">
              <dc:date>2024-03-08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1057.49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072.49pt" draw:caption-point-x="-11.54pt" draw:caption-point-y="-22.22pt">
              <dc:date>2024-03-08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1072.49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87.51pt" draw:caption-point-x="-11.54pt" draw:caption-point-y="-22.25pt">
              <dc:date>2024-03-08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087.51pt" draw:caption-point-x="-11.54pt" draw:caption-point-y="-22.25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02.51pt" draw:caption-point-x="-11.54pt" draw:caption-point-y="-22.22pt">
              <dc:date>2024-03-08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102.51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17.5pt" draw:caption-point-x="-11.54pt" draw:caption-point-y="-22.22pt">
              <dc:date>2024-03-08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117.5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32.5pt" draw:caption-point-x="-11.54pt" draw:caption-point-y="-22.22pt">
              <dc:date>2024-03-08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132.5pt" draw:caption-point-x="-11.54pt" draw:caption-point-y="-22.22pt">
              <dc:date>2024-03-0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147.49pt" draw:caption-point-x="-11.54pt" draw:caption-point-y="-22.22pt">
              <dc:date>2024-03-08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162.49pt" draw:caption-point-x="-11.54pt" draw:caption-point-y="-22.22pt">
              <dc:date>2024-03-08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177.51pt" draw:caption-point-x="-11.54pt" draw:caption-point-y="-22.25pt">
              <dc:date>2024-03-08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192.51pt" draw:caption-point-x="-11.54pt" draw:caption-point-y="-22.22pt">
              <dc:date>2024-03-08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207.5pt" draw:caption-point-x="-11.54pt" draw:caption-point-y="-22.22pt">
              <dc:date>2024-03-08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222.5pt" draw:caption-point-x="-11.54pt" draw:caption-point-y="-22.22pt">
              <dc:date>2024-03-08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4-03-08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4-03-08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4-03-08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4-03-08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4-03-08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4-03-08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4-03-08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4-03-08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4-03-08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4-03-08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4-03-08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4-03-08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4-03-08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4-03-08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4-03-08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4-03-08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4-03-08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4-03-08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4-03-08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4-03-08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2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3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432" meta:object-count="0"/>
    <meta:generator>LibreOfficeDev/6.0.5.2$Linux_X86_64 LibreOffice_project/</meta:generator>
  </office:meta>
</office:document-meta>
</file>